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7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gradient" draw:fill-color="#e6e6ff" draw:fill-gradient-name="Gradient_20_7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none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svg:stroke-color="#333333" draw:fill="solid" draw:fill-color="#dd4814" draw:textarea-horizontal-align="justify" draw:textarea-vertical-align="middle" draw:auto-grow-height="false"/>
    </style:style>
    <style:style style:name="gr11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12" style:family="graphic" style:parent-style-name="standard">
      <style:graphic-properties svg:stroke-color="#333333" draw:fill="hatch" draw:fill-color="#ffffff" draw:fill-hatch-name="Black_20_45_20_Degrees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1cm" svg:stroke-color="#333333" draw:marker-start-width="0.279cm" draw:marker-end="Arrow" draw:marker-end-width="0.178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825cm" fo:min-width="1.628cm"/>
    </style:style>
    <style:style style:name="gr15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.066cm" fo:min-width="0.69cm"/>
    </style:style>
    <style:style style:name="gr16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.238cm" fo:min-width="1.165cm"/>
    </style:style>
    <style:style style:name="gr17" style:family="graphic" style:parent-style-name="objectwithoutfill">
      <style:graphic-properties svg:stroke-width="0.025cm" svg:stroke-color="#333333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svg:stroke-color="#333333" draw:fill="solid" draw:fill-color="#ffffff" draw:opacity="80%" draw:textarea-horizontal-align="justify" draw:textarea-vertical-align="middle" draw:auto-grow-height="false" draw:shadow-opacity="80%"/>
    </style:style>
    <style:style style:name="gr19" style:family="graphic" style:parent-style-name="standard">
      <style:graphic-properties svg:stroke-width="0.025cm" svg:stroke-color="#333333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>
      <style:graphic-properties draw:stroke="dash" draw:stroke-dash="Ultrafine_20_Dashed" svg:stroke-width="0.025cm" svg:stroke-color="#333333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>
      <style:graphic-properties svg:stroke-width="0.025cm" svg:stroke-color="#333333" draw:marker-start-width="0.237cm" draw:marker-end-width="0.237cm" draw:textarea-vertical-align="middle" fo:padding-top="0.137cm" fo:padding-bottom="0.137cm" fo:padding-left="0.262cm" fo:padding-right="0.262cm"/>
    </style:style>
    <style:style style:name="gr22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3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34cm" fo:min-width="4.77cm"/>
    </style:style>
    <style:style style:name="gr2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3cm" fo:min-width="0.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321cm"/>
    </style:style>
    <style:style style:name="gr28" style:family="graphic" style:parent-style-name="objectwithoutfill">
      <style:graphic-properties draw:marker-start="" draw:marker-end="Arrow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5cm" fo:min-width="0.722cm"/>
    </style:style>
    <style:style style:name="gr30" style:family="graphic" style:parent-style-name="objectwithoutfill">
      <style:graphic-properties draw:marker-end="Arrow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1.61cm"/>
    </style:style>
    <style:style style:name="gr32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cm" fo:min-width="0.834cm"/>
    </style:style>
    <style:style style:name="gr33" style:family="graphic" style:parent-style-name="objectwithoutfill">
      <style:graphic-properties draw:marker-end="Arrow" draw:marker-end-width="0.203cm" draw:fill="none" draw:textarea-vertical-align="middle"/>
    </style:style>
    <style:style style:name="gr34" style:family="graphic" style:parent-style-name="objectwithoutfill">
      <style:graphic-properties svg:stroke-width="0.051cm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2cm" fo:min-width="0.296cm"/>
    </style:style>
    <style:style style:name="gr37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8" style:family="graphic" style:parent-style-name="standard">
      <style:graphic-properties draw:stroke="solid" svg:stroke-color="#ff420e" draw:fill="solid" draw:fill-color="#ff420e" draw:textarea-horizontal-align="justify" draw:textarea-vertical-align="middle" draw:auto-grow-height="false"/>
    </style:style>
    <style:style style:name="gr39" style:family="graphic" style:parent-style-name="standard">
      <style:graphic-properties svg:stroke-color="#ffd320" draw:fill="solid" draw:fill-color="#ffd320" draw:opacity="80%" draw:textarea-horizontal-align="justify" draw:textarea-vertical-align="middle" draw:auto-grow-height="false" draw:shadow-opacity="8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eXGyreTerme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color="#333333" fo:font-family="TeXGyreHeros" style:font-pitch="variable" fo:font-size="18pt"/>
    </style:style>
    <style:style style:name="P4" style:family="paragraph">
      <style:text-properties fo:font-family="TeXGyreTermes" style:font-style-name="Regular" style:font-pitch="variable" fo:font-size="12pt"/>
    </style:style>
    <style:style style:name="P5" style:family="paragraph">
      <style:text-properties fo:color="#333333" fo:font-family="TeXGyreTermes" style:font-style-name="Regular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font-family="TeXGyreTermes" style:font-style-name="Regular" style:font-pitch="variable" fo:font-size="12pt"/>
    </style:style>
    <style:style style:name="P7" style:family="paragraph">
      <style:paragraph-properties fo:text-align="center"/>
      <style:text-properties fo:color="#333333" fo:font-family="TeXGyreTermes" style:font-style-name="Regular" style:font-pitch="variable" fo:font-size="12pt" style:font-size-asian="12pt" style:font-size-complex="12pt"/>
    </style:style>
    <style:style style:name="P8" style:family="paragraph">
      <style:text-properties style:text-outline="true" fo:font-family="TeXGyreTermes" style:font-style-name="Regular" style:font-pitch="variable" fo:font-size="12pt"/>
    </style:style>
    <style:style style:name="P9" style:family="paragraph">
      <style:text-properties fo:font-family="TeXGyreTermes" style:font-pitch="variable" fo:font-size="12pt" style:font-size-asian="12pt" style:font-size-complex="12pt"/>
    </style:style>
    <style:style style:name="T1" style:family="text">
      <style:text-properties fo:font-family="TeXGyreTermes" style:font-pitch="variable" fo:font-size="12pt" style:font-size-asian="12pt" style:font-size-complex="12pt"/>
    </style:style>
    <style:style style:name="T2" style:family="text">
      <style:text-properties fo:color="#333333" style:font-size-asian="12pt" style:font-size-complex="12pt"/>
    </style:style>
    <style:style style:name="T3" style:family="text">
      <style:text-properties style:text-outline="true"/>
    </style:style>
    <style:style style:name="T4" style:family="text">
      <style:text-properties fo:font-family="TeXGyreTerme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82cm" svg:height="0.903cm" svg:x="8.307cm" svg:y="6.593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2.089cm" svg:height="0.819cm" svg:x="12.514cm" svg:y="7.966cm">
            <draw:text-box>
              <text:p text:style-name="P1"><text:span text:style-name="T1">Insulator</text:span></text:p>
            </draw:text-box>
          </draw:frame>
          <draw:custom-shape draw:style-name="gr3" draw:text-style-name="P1" draw:layer="layout" svg:width="0.324cm" svg:height="0.324cm" svg:x="12.311cm" svg:y="8.21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2" draw:layer="layout" svg:width="3.471cm" svg:height="0.819cm" svg:x="7.64cm" svg:y="7.966cm">
            <draw:text-box>
              <text:p text:style-name="P1"><text:span text:style-name="T1">Outer Conductor</text:span></text:p>
            </draw:text-box>
          </draw:frame>
          <draw:custom-shape draw:style-name="gr4" draw:text-style-name="P1" draw:layer="layout" svg:width="0.324cm" svg:height="0.324cm" svg:x="7.433cm" svg:y="8.21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2" draw:layer="layout" svg:width="3.352cm" svg:height="0.819cm" svg:x="3.272cm" svg:y="7.966cm">
            <draw:text-box>
              <text:p text:style-name="P1"><text:span text:style-name="T1">Inner Conductor</text:span></text:p>
            </draw:text-box>
          </draw:frame>
          <draw:custom-shape draw:style-name="gr5" draw:text-style-name="P1" draw:layer="layout" svg:width="0.324cm" svg:height="0.324cm" svg:x="3.022cm" svg:y="8.213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10" draw:id="id10" draw:layer="layout" svg:width="2.84cm" svg:height="0.42cm" svg:x="8.623cm" svg:y="2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158cm" svg:height="0.862cm" svg:x="8.148cm" svg:y="2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9cm" svg:height="0.862cm" svg:x="11.78cm" svg:y="2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17cm" svg:height="0.42cm" svg:x="8.306cm" svg:y="2.4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17cm" svg:height="0.42cm" svg:x="11.463cm" svg:y="2.4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42cm" svg:height="0.42cm" svg:x="4.833cm" svg:y="2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157cm" svg:height="0.862cm" svg:x="7.992cm" svg:y="2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15cm" svg:height="0.42cm" svg:x="4.518cm" svg:y="2.4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0.317cm" svg:height="0.42cm" svg:x="7.675cm" svg:y="2.4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36cm" svg:height="0.862cm" svg:x="11.939cm" svg:y="2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8cm" svg:height="0.862cm" svg:x="12.175cm" svg:y="2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1.027cm" svg:height="0.42cm" svg:x="12.333cm" svg:y="2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157cm" svg:height="0.862cm" svg:x="4.371cm" svg:y="2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8cm" svg:height="0.862cm" svg:x="3.743cm" svg:y="2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8cm" svg:height="0.862cm" svg:x="4.214cm" svg:y="2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15cm" svg:height="0.42cm" svg:x="3.898cm" svg:y="2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632cm" svg:height="0.472cm" svg:x="2.716cm" svg:y="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159cm" svg:height="0.862cm" svg:x="2.556cm" svg:y="2.2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2" draw:id="id12" draw:layer="layout" svg:width="3.471cm" svg:height="0.051cm" svg:x="7.992cm" svg:y="2.13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3" draw:layer="layout" svg:width="3.471cm" svg:height="0.052cm" svg:x="7.992cm" svg:y="3.1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3" draw:layer="layout" svg:width="0.314cm" svg:height="0.025cm" svg:x="7.992cm" svg:y="3.0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314cm" svg:height="0.025cm" svg:x="7.992cm" svg:y="2.1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38cm" svg:height="0.884cm" svg:x="3.504cm" svg:y="2.2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cm" svg:height="0.158cm" svg:x="3.413cm" svg:y="3.0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8cm" svg:height="0.862cm" svg:x="3.348cm" svg:y="2.2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42cm" svg:height="0.157cm" svg:x="3.413cm" svg:y="2.0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325cm" svg:height="0.228cm" svg:x="11.463cm" svg:y="3.1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325cm" svg:height="0.229cm" svg:x="11.463cm" svg:y="1.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7cm" svg:height="0.863cm" svg:x="2.4cm" svg:y="2.2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0.159cm" svg:height="0.862cm" svg:x="13.517cm" svg:y="2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8cm" svg:height="0.863cm" svg:x="13.361cm" svg:y="2.2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cm" svg:height="0.157cm" svg:x="3.413cm" svg:y="2.0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53cm" svg:height="0.129cm" svg:x="3.446cm" svg:y="1.927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609cm" svg:y1="3.374cm" svg:x2="3.609cm" svg:y2="4.092cm">
          <text:p/>
        </draw:line>
        <draw:frame draw:style-name="gr14" draw:text-style-name="P5" draw:layer="layout" svg:width="2.029cm" svg:height="1.075cm" svg:x="2.6cm" svg:y="3.885cm">
          <draw:text-box>
            <text:p text:style-name="P4"><text:span text:style-name="T2">Pump</text:span></text:p>
          </draw:text-box>
        </draw:frame>
        <draw:frame draw:style-name="gr15" draw:text-style-name="P5" draw:layer="layout" svg:width="1.277cm" svg:height="0.819cm" svg:x="11.423cm" svg:y="0.506cm">
          <draw:text-box>
            <text:p text:style-name="P4"><text:span text:style-name="T2">Inlet</text:span></text:p>
          </draw:text-box>
        </draw:frame>
        <draw:frame draw:style-name="gr16" draw:text-style-name="P5" xml:id="id11" draw:id="id11" draw:layer="layout" svg:width="2.339cm" svg:height="1.387cm" svg:x="6.485cm" svg:y="0.925cm">
          <draw:text-box>
            <text:p text:style-name="P4"><text:span text:style-name="T2">Aluminum</text:span></text:p>
            <text:p text:style-name="P4"><text:span text:style-name="T2">Shell</text:span></text:p>
          </draw:text-box>
        </draw:frame>
        <draw:g xml:id="id2" draw:id="id2">
          <draw:line draw:style-name="gr17" draw:text-style-name="P3" draw:layer="layout" svg:x1="8.084cm" svg:y1="5.701cm" svg:x2="8.61cm" svg:y2="5.701cm">
            <text:p/>
          </draw:line>
          <draw:line draw:style-name="gr17" draw:text-style-name="P3" draw:layer="layout" svg:x1="8.205cm" svg:y1="5.773cm" svg:x2="8.49cm" svg:y2="5.773cm">
            <text:p/>
          </draw:line>
          <draw:line draw:style-name="gr17" draw:text-style-name="P3" draw:layer="layout" svg:x1="8.253cm" svg:y1="5.844cm" svg:x2="8.443cm" svg:y2="5.844cm">
            <text:p/>
          </draw:line>
        </draw:g>
        <draw:custom-shape draw:style-name="gr10" draw:text-style-name="P3" draw:layer="layout" svg:width="2.325cm" svg:height="0.025cm" svg:x="11.463cm" svg:y="3.3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14" draw:id="id14" draw:layer="layout" svg:width="2.325cm" svg:height="0.024cm" svg:x="11.463cm" svg:y="1.9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201cm" svg:height="0.024cm" draw:transform="rotate (-1.5707963267949) translate (11.463cm 3.16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201cm" svg:height="0.024cm" draw:transform="rotate (-1.5707963267949) translate (11.463cm 1.946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153cm" svg:height="0.253cm" svg:x="11.977cm" svg:y="1.9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1" draw:id="id1" draw:layer="layout" svg:width="0.611cm" svg:height="0.613cm" svg:x="8.71cm" svg:y="4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3" draw:layer="layout" svg:width="0.401cm" svg:height="0.28cm" svg:x="8.813cm" svg:y="4.536cm" svg:viewBox="0 0 402 281" svg:d="m0 281c111-1 119-37 167-138 47-123 23-139 66-143 30 0 31 91 49 137 15 33 16 144 120 138">
          <text:p/>
        </draw:path>
        <draw:custom-shape draw:style-name="gr10" draw:text-style-name="P3" draw:layer="layout" svg:width="0.552cm" svg:height="0.024cm" draw:transform="rotate (-1.5707963267949) translate (13.812cm 2.8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53cm" svg:height="0.024cm" draw:transform="rotate (-1.5707963267949) translate (13.812cm 1.946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618cm" svg:height="0.222cm" svg:x="8.716cm" svg:y="2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3" draw:layer="layout" svg:x1="8.71cm" svg:y1="4.695cm" svg:x2="8.347cm" svg:y2="5.701cm" draw:start-shape="id1" draw:start-glue-point="6" draw:end-shape="id2" draw:end-glue-point="0" svg:d="m8710 4695h-363v1006" svg:viewBox="0 0 364 1007">
          <text:p/>
        </draw:connector>
        <draw:custom-shape draw:style-name="gr22" draw:text-style-name="P3" xml:id="id4" draw:id="id4" draw:layer="layout" svg:width="0.163cm" svg:height="0.337cm" svg:x="9.568cm" svg:y="4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svg:x1="9.321cm" svg:y1="4.695cm" svg:x2="13.676cm" svg:y2="2.655cm" draw:start-shape="id1" draw:start-glue-point="10" draw:end-shape="id3" draw:end-glue-point="1" svg:d="m9321 4695h4855v-2040h-500" svg:viewBox="0 0 4856 2041">
          <text:p/>
        </draw:connector>
        <draw:connector draw:style-name="gr21" draw:text-style-name="P3" draw:layer="layout" draw:line-skew="1.317cm -1.885cm" svg:x1="8.347cm" svg:y1="5.701cm" svg:x2="9.65cm" svg:y2="4.866cm" draw:start-shape="id2" draw:start-glue-point="0" draw:end-shape="id4" draw:end-glue-point="8" svg:d="m8347 5701v-357 0 23h1303v-501" svg:viewBox="0 0 1304 836">
          <text:p/>
        </draw:connector>
        <draw:path draw:style-name="gr23" draw:text-style-name="P3" draw:layer="layout" svg:width="4.239cm" svg:height="0.335cm" svg:x="9.65cm" svg:y="4.528cm" svg:viewBox="0 0 4240 336" svg:d="m1 1h-1v-1h4159 8v1c42 8 73 78 73 167s-31 159-73 167v1h-8-4149c42-9 72-77 72-167 0-95-35-168-81-168z">
          <text:p/>
        </draw:path>
        <draw:frame draw:style-name="gr24" draw:text-style-name="P7" draw:layer="layout" svg:width="3.809cm" svg:height="0.819cm" svg:x="9.904cm" svg:y="4.765cm">
          <draw:text-box>
            <text:p text:style-name="P6"><text:span text:style-name="T2">Transmission Line</text:span></text:p>
          </draw:text-box>
        </draw:frame>
        <draw:line draw:style-name="gr25" draw:text-style-name="P1" draw:layer="layout" svg:x1="13.8cm" svg:y1="3.364cm" svg:x2="13.8cm" svg:y2="4.528cm">
          <text:p/>
        </draw:line>
        <draw:frame draw:style-name="gr26" draw:text-style-name="P8" draw:layer="layout" svg:width="1.725cm" svg:height="0.819cm" svg:x="9.174cm" svg:y="2.243cm">
          <draw:text-box>
            <text:p text:style-name="P4"><text:span text:style-name="T3">Plasma</text:span></text:p>
          </draw:text-box>
        </draw:frame>
        <draw:frame draw:style-name="gr27" draw:text-style-name="P6" xml:id="id5" draw:id="id5" draw:layer="layout" svg:width="2.073cm" svg:height="1.387cm" svg:x="4.642cm" svg:y="3.084cm">
          <draw:text-box>
            <text:p text:style-name="P6">Cathode</text:p>
            <text:p text:style-name="P6">(Ground)</text:p>
          </draw:text-box>
        </draw:frame>
        <draw:connector draw:style-name="gr28" draw:text-style-name="P1" draw:layer="layout" draw:type="curve" draw:line-skew="-1.483cm" svg:x1="6.715cm" svg:y1="3.777cm" svg:x2="7.992cm" svg:y2="2.654cm" draw:start-shape="id5" draw:start-glue-point="1" draw:end-shape="id6" draw:end-glue-point="1" svg:d="m6715 3777c441 0-197-1123 1277-1123" svg:viewBox="0 0 1278 1124">
          <text:p/>
        </draw:connector>
        <draw:frame draw:style-name="gr29" draw:text-style-name="P4" xml:id="id7" draw:id="id7" draw:layer="layout" svg:width="1.628cm" svg:height="0.819cm" svg:x="9.637cm" svg:y="1.057cm">
          <draw:text-box>
            <text:p text:style-name="P4">Anode</text:p>
          </draw:text-box>
        </draw:frame>
        <draw:connector draw:style-name="gr30" draw:text-style-name="P1" draw:layer="layout" draw:type="curve" svg:x1="11.265cm" svg:y1="1.466cm" svg:x2="12.333cm" svg:y2="2.654cm" draw:start-shape="id7" draw:start-glue-point="1" draw:end-shape="id8" draw:end-glue-point="3" svg:d="m11265 1466c799 0 266 1188 1068 1188" svg:viewBox="0 0 1069 1189">
          <text:p/>
        </draw:connector>
        <draw:frame draw:style-name="gr31" draw:text-style-name="P4" xml:id="id9" draw:id="id9" draw:layer="layout" svg:width="2.415cm" svg:height="0.819cm" svg:x="10.665cm" svg:y="3.618cm">
          <draw:text-box>
            <text:p text:style-name="P4">Glass Tube</text:p>
          </draw:text-box>
        </draw:frame>
        <draw:connector draw:style-name="gr30" draw:text-style-name="P1" draw:layer="layout" draw:type="curve" svg:x1="10.665cm" svg:y1="4.027cm" svg:x2="10.043cm" svg:y2="2.864cm" draw:start-shape="id9" draw:start-glue-point="3" draw:end-shape="id10" draw:end-glue-point="2" svg:d="m10665 4027c-415 0-622-387-622-1163" svg:viewBox="0 0 623 1164">
          <text:p/>
        </draw:connector>
        <draw:connector draw:style-name="gr30" draw:text-style-name="P1" draw:layer="layout" draw:type="curve" svg:x1="8.824cm" svg:y1="1.618cm" svg:x2="9.728cm" svg:y2="2.138cm" draw:start-shape="id11" draw:start-glue-point="1" draw:end-shape="id12" draw:end-glue-point="2" svg:d="m8824 1618c603 0 904 173 904 520" svg:viewBox="0 0 905 521">
          <text:p/>
        </draw:connector>
        <draw:frame draw:style-name="gr32" draw:text-style-name="P5" xml:id="id13" draw:id="id13" draw:layer="layout" svg:width="1.747cm" svg:height="1.387cm" svg:x="13.381cm" svg:y="0.674cm">
          <draw:text-box>
            <text:p text:style-name="P4"><text:span text:style-name="T2">Copper</text:span></text:p>
            <text:p text:style-name="P4"><text:span text:style-name="T2">Shell</text:span></text:p>
          </draw:text-box>
        </draw:frame>
        <draw:connector draw:style-name="gr33" draw:text-style-name="P1" draw:layer="layout" draw:type="curve" svg:x1="13.381cm" svg:y1="1.367cm" svg:x2="12.625cm" svg:y2="1.946cm" draw:start-shape="id13" draw:start-glue-point="3" draw:end-shape="id14" draw:end-glue-point="0" svg:d="m13381 1367c-504 0-756 193-756 579" svg:viewBox="0 0 757 580">
          <text:p/>
        </draw:connector>
        <draw:line draw:style-name="gr13" draw:text-style-name="P3" draw:layer="layout" svg:x1="12.065cm" svg:y1="1.182cm" svg:x2="12.065cm" svg:y2="2.225cm">
          <text:p/>
        </draw:line>
        <draw:g>
          <draw:line draw:style-name="gr34" draw:text-style-name="P1" draw:layer="layout" svg:x1="0.283cm" svg:y1="0.604cm" svg:x2="4.061cm" svg:y2="0.604cm">
            <text:p/>
          </draw:line>
          <draw:line draw:style-name="gr35" draw:text-style-name="P1" draw:layer="layout" svg:x1="0.281cm" svg:y1="0.485cm" svg:x2="0.281cm" svg:y2="0.704cm">
            <text:p/>
          </draw:line>
          <draw:line draw:style-name="gr35" draw:text-style-name="P1" draw:layer="layout" svg:x1="4.059cm" svg:y1="0.486cm" svg:x2="4.059cm" svg:y2="0.705cm">
            <text:p/>
          </draw:line>
        </draw:g>
        <draw:frame draw:style-name="gr36" draw:text-style-name="P4" draw:layer="layout" svg:width="1.184cm" svg:height="0.819cm" svg:x="1.72cm" svg:y="-0.065cm">
          <draw:text-box>
            <text:p text:style-name="P4">1 ft.</text:p>
          </draw:text-box>
        </draw:frame>
        <draw:custom-shape draw:style-name="gr37" draw:text-style-name="P3" draw:layer="layout" svg:width="2.84cm" svg:height="0.42cm" svg:x="8.624cm" svg:y="6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58cm" svg:height="0.862cm" svg:x="8.149cm" svg:y="6.6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0.159cm" svg:height="0.862cm" svg:x="11.781cm" svg:y="6.6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317cm" svg:height="0.42cm" svg:x="8.307cm" svg:y="6.8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0.317cm" svg:height="0.42cm" svg:x="11.464cm" svg:y="6.8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42cm" svg:height="0.42cm" svg:x="4.834cm" svg:y="6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57cm" svg:height="0.862cm" svg:x="7.993cm" svg:y="6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15cm" svg:height="0.42cm" svg:x="4.519cm" svg:y="6.8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317cm" svg:height="0.42cm" svg:x="7.676cm" svg:y="6.8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0.236cm" svg:height="0.862cm" svg:x="11.94cm" svg:y="6.6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0.158cm" svg:height="0.862cm" svg:x="12.176cm" svg:y="6.6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027cm" svg:height="0.42cm" svg:x="12.334cm" svg:y="6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157cm" svg:height="0.862cm" svg:x="4.372cm" svg:y="6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8cm" svg:height="0.862cm" svg:x="3.744cm" svg:y="6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8cm" svg:height="0.862cm" svg:x="4.215cm" svg:y="6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15cm" svg:height="0.42cm" svg:x="3.899cm" svg:y="6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632cm" svg:height="0.472cm" svg:x="2.717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159cm" svg:height="0.862cm" svg:x="2.557cm" svg:y="6.6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471cm" svg:height="0.051cm" svg:x="7.993cm" svg:y="6.5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8" draw:text-style-name="P3" draw:layer="layout" svg:width="3.471cm" svg:height="0.052cm" svg:x="7.993cm" svg:y="7.49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8" draw:text-style-name="P3" draw:layer="layout" svg:width="0.314cm" svg:height="0.025cm" svg:x="7.993cm" svg:y="7.4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314cm" svg:height="0.025cm" svg:x="7.993cm" svg:y="6.5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38cm" svg:height="0.884cm" svg:x="3.505cm" svg:y="6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cm" svg:height="0.158cm" svg:x="3.414cm" svg:y="7.4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8cm" svg:height="0.862cm" svg:x="3.349cm" svg:y="6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42cm" svg:height="0.157cm" svg:x="3.414cm" svg:y="6.4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25cm" svg:height="0.228cm" svg:x="11.464cm" svg:y="7.5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25cm" svg:height="0.229cm" svg:x="11.464cm" svg:y="6.3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57cm" svg:height="0.863cm" svg:x="2.401cm" svg:y="6.61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0.159cm" svg:height="0.862cm" svg:x="13.518cm" svg:y="6.6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0.158cm" svg:height="0.863cm" svg:x="13.362cm" svg:y="6.6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cm" svg:height="0.157cm" svg:x="3.414cm" svg:y="6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53cm" svg:height="0.129cm" svg:x="3.447cm" svg:y="6.3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2.325cm" svg:height="0.025cm" svg:x="11.464cm" svg:y="7.7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2.325cm" svg:height="0.024cm" svg:x="11.464cm" svg:y="6.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201cm" svg:height="0.024cm" draw:transform="rotate (-1.5707963267949) translate (11.464cm 7.557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201cm" svg:height="0.024cm" draw:transform="rotate (-1.5707963267949) translate (11.464cm 6.34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0.153cm" svg:height="0.253cm" svg:x="11.978cm" svg:y="6.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552cm" svg:height="0.024cm" draw:transform="rotate (-1.5707963267949) translate (13.813cm 7.206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553cm" svg:height="0.024cm" draw:transform="rotate (-1.5707963267949) translate (13.813cm 6.34cm)">
          <text:p/>
          <draw:enhanced-geometry svg:viewBox="0 0 21600 21600" draw:type="rectangle" draw:enhanced-path="M 0 0 L 21600 0 21600 21600 0 21600 0 0 Z N"/>
        </draw:custom-shape>
        <draw:frame draw:style-name="gr40" draw:text-style-name="P9" draw:layer="layout" svg:width="0.828cm" svg:height="0.819cm" svg:x="1.267cm" svg:y="2.238cm">
          <draw:text-box>
            <text:p text:style-name="P9"><text:span text:style-name="T4">a)</text:span></text:p>
          </draw:text-box>
        </draw:frame>
        <draw:frame draw:style-name="gr40" draw:text-style-name="P9" draw:layer="layout" svg:width="0.853cm" svg:height="0.819cm" svg:x="1.267cm" svg:y="6.639cm">
          <draw:text-box>
            <text:p text:style-name="P9"><text:span text:style-name="T4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ff3366" draw:end-color="#ffffff" draw:start-intensity="100%" draw:end-intensity="100%" draw:angle="0" draw:border="25%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9-10T10:59:29</dc:date>
    <meta:editing-duration>PT52M10S</meta:editing-duration>
    <meta:editing-cycles>15</meta:editing-cycles>
    <meta:generator>LibreOffice/4.0.2.2$Linux_x86 LibreOffice_project/400m0$Build-2</meta:generator>
    <meta:document-statistic meta:object-count="126"/>
  </office:meta>
</office:document-meta>
</file>